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officeooo:rsid="001b0328"/>
    </style:style>
    <style:style style:name="T2" style:family="text">
      <style:text-properties officeooo:rsid="001c0c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cription des villes et des lieux</text:p>
      <text:p text:style-name="P1"/>
      <text:p text:style-name="P2">Fauxbourg Euvi : Ce petit village crée que très récemment est promis a un bel avenir.</text:p>
      <text:p text:style-name="P2">Euville : Cette petite ville est le centre de l'île Euvi et abrite la seule arène de celle-ci. </text:p>
      <text:p text:style-name="P2">Forêt Euvi : Cette forêt couverte et pleine d'insectes est très prisée des entomaniacs et des chercheurs de trésors.</text:p>
      <text:p text:style-name="P2">Pont Euvimys : Ce pont construit très récemment permet d'enfin relier l'île Euvi et Regimys</text:p>
      <text:p text:style-name="P2">Croixi : Cette ville est le croisement au croisement d'un grand carrefour, très connue des commerçants.</text:p>
      <text:p text:style-name="P2">Solar : Cette ville estivale abrite un micro-climat qui lui permet d'être au chaud toute l'année.</text:p>
      <text:p text:style-name="P2">Atlancia : Cette ville portuaire permet de relier Regimys au reste du monde. Les commerçants viennent des quatres coins du monde pour commercer avec la Regi S.A.R.L</text:p>
      <text:p text:style-name="P2">Grotte Electrac : Cette grotte chargée <text:span text:style-name="T2">d’électricité</text:span> est très prisée des scientifiques et des <text:span text:style-name="T1">OPMons</text:span> Electrique. Certains pensent qu'elle est reliée a <text:span text:style-name="T2">une grotte situé sur un continent du nom d’Unys ou quelque chose comme ça.</text:span></text:p>
      <text:p text:style-name="P2">Minéralia : Cette ville au centre de Regimys permet, grace a se mine, d'alimenter l'activité commerciale de Regimys, notamment la Regi S.A.R.L.</text:p>
      <text:p text:style-name="P2">Mont River : Ce mont est le mont le plus grand de Regimys. Toutes les rivières de la région partent de celui-ci.</text:p>
      <text:p text:style-name="P2">Astra : Ce petit village en haut du mont River est une ville tournée vers les étoiles. Ses habitant habitent ce village depuis 10 générations.</text:p>
      <text:p text:style-name="P2">Insectice : Cette ville est surtout connu pour son parc safari, il est raconté qu'il pourrait y apparaître des Pokémons jusqu'alors totalement inconnus.</text:p>
      <text:p text:style-name="P2">Norie : Cette ville au nord de regimys n'est pas très populaire a cause de sa pluie <text:span text:style-name="T1">récurrente</text:span> et de son ciel souvent sombre.</text:p>
      <text:p text:style-name="P2">Forêt Spéctrale : Cette foret sombre abrite de nombreux <text:span text:style-name="T1">OPMons</text:span> Spectre. Il est dit qu'un inventeur fou y aurait trouvé refuge.</text:p>
      <text:p text:style-name="P2">Aquarella : Cette ville estivale au bord de mer est très reconnue pour son club de surf.</text:p>
      <text:p text:style-name="P2">Posur : Cette ville très calme entre la mer et deux montagne permet aux montagnards de se reposer avant de grimper.</text:p>
      <text:p text:style-name="P2">Mont Regimys Frontier : Ce mont permet de trier les dresseurs faiblards des bon dresseurs avant la dernière <text:span text:style-name="T1">arène.</text:span> C'est aussi la frontière entre Regimys Habitant et Regimys Challenge.</text:p>
      <text:p text:style-name="P2">Port Draconite : Cette ville portuaire est <text:span text:style-name="T1">réservée</text:span> exclusivement aux plus grands dresseurs de Regimys.</text:p>
      <text:p text:style-name="P2">Romana : Ce lieu est le dernier lieu de repos avant la route victoire et la ligue. C'est un endroit très fleuri.</text:p>
      <text:p text:style-name="P2">Route Victoire : Ce chemin dans une grotte permet de préparer les dresseurs avant la ligue.</text:p>
      <text:p text:style-name="P2">Ligue <text:span text:style-name="T1">de Regimys</text:span> : C'est a cet endroit que tous les plus grands dresseurs se combattent. Il faut les 8 badges pour y acceder.</text:p>
      <text:p text:style-name="P2">Forêt de Clairvol : Cette forêt couleur <text:span text:style-name="T1">Émeraude</text:span> est remplie de majestueux <text:span text:style-name="T1">OPMons</text:span> plante. C'est un endroit parfait pour une rencontre amoureuse.</text:p>
      <text:p text:style-name="P2">Parc National Raral : Cet endroit regorge d’<text:span text:style-name="T1">OPMo</text:span>n<text:span text:style-name="T1">s</text:span> tellement rares qu'il a été nommé Parc National. Il n'est possible de capturer des <text:span text:style-name="T1">OPMons</text:span> que si on est le maître d'une ligue.</text:p>
      <text:p text:style-name="P2">Petit point gris sans nom : Cet endroit est si <text:span text:style-name="T1">mystérieux</text:span> que personne ne <text:span text:style-name="T1">réussit</text:span> a lui trouver un nom. Seul le maître de la ligue est autorisé a y <text:span text:style-name="T1">accéder.</text:span></text:p>
      <text:p text:style-name="P2"><text:span text:style-name="T1">Ancéstral</text:span> : Cette ville presque <text:span text:style-name="T1">médiévale</text:span> est la ville la plus vieille de Regimys mais aussi sa reserve de savoir. Impossible d'y entrer dans autorisation du maire de cette ville.</text:p>
      <text:p text:style-name="P2">Zone de combat : Cet endroit est le rendez-vous de tous les plus grands dresseurs du monde pour s'affronter.</text:p>
      <text:p text:style-name="P2">QG Team Mystare : Cet endroit est le QG d'une team <text:span text:style-name="T1">mystérieuse</text:span></text:p>
      <text:p text:style-name="P2">Safari des Mods : Il est dit que des <text:span text:style-name="T1">OPMons</text:span> n'existant nulle part ailleurs existeraient dans cet endroit.</text:p>
      <text:p text:style-name="P2"><text:soft-page-break/>Ile légende : Cette <text:span text:style-name="T1">île</text:span> <text:span text:style-name="T1">mystérieuse</text:span> même pas visible sur la carte n'a jamais vraiment été exploré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0T14:48:48.66</meta:creation-date>
    <meta:editing-duration>PT17M26S</meta:editing-duration>
    <meta:editing-cycles>12</meta:editing-cycles>
    <meta:generator>LibreOffice/5.3.1.2$Linux_X86_64 LibreOffice_project/30m0$Build-2</meta:generator>
    <meta:initial-creator>LYCEE LESAGE</meta:initial-creator>
    <dc:date>2017-10-13T18:13:41.954311905</dc:date>
    <meta:document-statistic meta:table-count="0" meta:image-count="0" meta:object-count="0" meta:page-count="2" meta:paragraph-count="30" meta:word-count="630" meta:character-count="3659" meta:non-whitespace-character-count="3058"/>
  </office:meta>
</office:document-meta>
</file>